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808080" fo:font-style="italic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TimesNewRomanPSMT" fo:font-size="12pt" fo:font-style="normal" fo:font-weight="normal" officeooo:paragraph-rsid="001cb897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NewRomanPSMT" fo:font-size="12pt" fo:font-style="normal" fo:font-weight="normal" officeooo:paragraph-rsid="001e4598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NewRomanPS" fo:font-size="20pt" fo:font-style="italic" fo:font-weight="bold" officeooo:rsid="001c7cab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fo:color="#000000" style:font-name="TimesNewRomanPS" fo:font-size="12pt" fo:font-style="italic" fo:font-weight="bold" officeooo:rsid="001c7cab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000000" style:font-name="TimesNewRomanPS" fo:font-size="12pt" fo:font-style="italic" fo:font-weight="bold" officeooo:rsid="001c7cab" officeooo:paragraph-rsid="00202670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TimesNewRomanPS" fo:font-size="12pt" fo:font-style="italic" fo:font-weight="bold" officeooo:rsid="001e4598" officeooo:paragraph-rsid="002058b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TimesNewRomanPSMT" fo:font-size="12pt" fo:font-style="normal" fo:font-weight="normal" officeooo:rsid="001e4598" officeooo:paragraph-rsid="001e4598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NewRomanPSMT" fo:font-size="12pt" fo:font-style="normal" fo:font-weight="normal" officeooo:paragraph-rsid="001f4676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paragraph-rsid="00202670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paragraph-rsid="00202670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paragraph-rsid="002058b7"/>
    </style:style>
    <style:style style:name="P13" style:family="paragraph" style:parent-style-name="Text_20_body">
      <style:paragraph-properties fo:text-align="start" style:justify-single-word="false"/>
      <style:text-properties style:font-name="TimesNewRomanPS" fo:font-size="12pt" fo:font-style="italic" fo:font-weight="normal" officeooo:paragraph-rsid="001f4676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94949" style:font-name="TimesNewRomanPS" fo:font-size="12pt"/>
    </style:style>
    <style:style style:name="T2" style:family="text">
      <style:text-properties fo:color="#494949" style:font-name="TimesNewRomanPS" fo:font-size="12pt" officeooo:rsid="001c7cab"/>
    </style:style>
    <style:style style:name="T3" style:family="text">
      <style:text-properties fo:color="#494949" style:font-name="TimesNewRomanPS" fo:font-size="12pt" officeooo:rsid="001f4676"/>
    </style:style>
    <style:style style:name="T4" style:family="text">
      <style:text-properties officeooo:rsid="001c7cab"/>
    </style:style>
    <style:style style:name="T5" style:family="text">
      <style:text-properties fo:color="#808080"/>
    </style:style>
    <style:style style:name="T6" style:family="text">
      <style:text-properties fo:color="#808080" officeooo:rsid="001cb897"/>
    </style:style>
    <style:style style:name="T7" style:family="text">
      <style:text-properties fo:color="#000000" officeooo:rsid="001c7cab"/>
    </style:style>
    <style:style style:name="T8" style:family="text">
      <style:text-properties fo:color="#000000" officeooo:rsid="001cb897"/>
    </style:style>
    <style:style style:name="T9" style:family="text">
      <style:text-properties fo:color="#000000" officeooo:rsid="001e4598"/>
    </style:style>
    <style:style style:name="T10" style:family="text">
      <style:text-properties fo:color="#000000" fo:font-style="italic" officeooo:rsid="001cb897" style:font-style-asian="italic" style:font-style-complex="italic"/>
    </style:style>
    <style:style style:name="T11" style:family="text">
      <style:text-properties fo:color="#000000" officeooo:rsid="001f4676"/>
    </style:style>
    <style:style style:name="T12" style:family="text">
      <style:text-properties fo:color="#000000" fo:font-weight="bold" officeooo:rsid="001cb897" style:font-weight-asian="bold" style:font-weight-complex="bold"/>
    </style:style>
    <style:style style:name="T13" style:family="text">
      <style:text-properties fo:color="#000000" style:font-name="TimesNewRomanPS" fo:font-size="12pt" fo:font-style="normal" fo:font-weight="normal" officeooo:rsid="00202670" style:font-style-asian="normal" style:font-weight-asian="normal" style:font-style-complex="normal" style:font-weight-complex="normal"/>
    </style:style>
    <style:style style:name="T14" style:family="text">
      <style:text-properties fo:color="#000000" style:font-name="TimesNewRomanPS" fo:font-size="12pt" fo:font-style="normal" fo:font-weight="normal" officeooo:rsid="002058b7" style:font-style-asian="normal" style:font-weight-asian="normal" style:font-style-complex="normal" style:font-weight-complex="normal"/>
    </style:style>
    <style:style style:name="T15" style:family="text">
      <style:text-properties fo:color="#000000" style:font-name="TimesNewRomanPS" fo:font-size="12pt" fo:font-style="italic" fo:font-weight="normal" officeooo:rsid="00202670" style:font-style-asian="italic" style:font-weight-asian="normal" style:font-style-complex="italic" style:font-weight-complex="normal"/>
    </style:style>
    <style:style style:name="T16" style:family="text">
      <style:text-properties fo:color="#000000" style:font-name="TimesNewRomanPS" fo:font-size="12pt" fo:font-style="italic" fo:font-weight="normal" officeooo:rsid="002058b7" style:font-style-asian="italic" style:font-weight-asian="normal" style:font-style-complex="italic" style:font-weight-complex="normal"/>
    </style:style>
    <style:style style:name="T17" style:family="text">
      <style:text-properties officeooo:rsid="001f4676"/>
    </style:style>
    <style:style style:name="T18" style:family="text">
      <style:text-properties officeooo:rsid="00202670"/>
    </style:style>
    <style:style style:name="T19" style:family="text">
      <style:text-properties officeooo:rsid="002058b7"/>
    </style:style>
    <style:style style:name="T20" style:family="text">
      <style:text-properties fo:font-size="20pt" officeooo:rsid="001c7cab" style:font-style-asian="italic" style:font-style-complex="italic"/>
    </style:style>
    <style:style style:name="T21" style:family="text">
      <style:text-properties officeooo:rsid="001c7cab" style:font-style-asian="italic" style:font-style-complex="italic"/>
    </style:style>
    <style:style style:name="T22" style:family="text">
      <style:text-properties officeooo:rsid="0022fe38"/>
    </style:style>
    <style:style style:name="T2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9999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000000" draw:marker-start="" draw:marker-start-width="0.349cm" draw:marker-start-center="false" draw:marker-end="" draw:marker-end-width="0.45cm" draw:marker-end-center="false" draw:fill="solid" draw:fill-color="#ffff66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000000" draw:marker-start="" draw:marker-start-width="0.349cm" draw:marker-start-center="false" draw:marker-end="" draw:marker-end-width="0.45cm" draw:marker-end-center="false" draw:fill="solid" draw:fill-color="#ffff66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000000" draw:marker-start="" draw:marker-start-width="0.349cm" draw:marker-start-center="false" draw:marker-end="" draw:marker-end-width="0.45cm" draw:marker-end-center="false" draw:fill="solid" draw:fill-color="#ffff66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101cm" svg:stroke-color="#000000" draw:marker-start="" draw:marker-start-width="0.349cm" draw:marker-start-center="false" draw:marker-end="" draw:marker-end-width="0.45cm" draw:marker-end-center="false" draw:fill="none" draw:fill-color="#cfe7f5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101cm" svg:stroke-color="#000000" draw:marker-start="" draw:marker-start-width="0.349cm" draw:marker-start-center="false" draw:marker-end="" draw:marker-end-width="0.45cm" draw:marker-end-center="false" draw:fill="none" draw:fill-color="#cfe7f5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spberry Pi – MSRT</text:p>
      <text:p text:style-name="P2"><text:span text:style-name="T8">Das Raspberry Pi (</text:span><text:span text:style-name="T11">Raspberry = </text:span><text:span text:style-name="T8">eng. Himmbeere) ist eine kredidkartengroßer single-board </text:span><text:span text:style-name="T9">C</text:span><text:span text:style-name="T8">omputer der von der brittischen</text:span><text:span text:style-name="T10"> Raspberry Pi Foundation</text:span><text:span text:style-name="T8"> entwickelt wurde.</text:span></text:p>
      <text:p text:style-name="P3"><text:span text:style-name="T9">Nun soll</text:span><text:span text:style-name="T11">en</text:span><text:span text:style-name="T9"> <text:s/>verschiedene</text:span><text:span text:style-name="T8"> <text:s/></text:span><text:span text:style-name="T9">Experimente realiesiert werden. <text:line-break/>Das erste ist ein </text:span><text:span text:style-name="T8">MSRT</text:span><text:span text:style-name="T9">-Experiment</text:span><text:span text:style-name="T8"> </text:span><text:span text:style-name="T9">(</text:span><text:span text:style-name="T12">M</text:span><text:span text:style-name="T8">ess-, </text:span><text:span text:style-name="T12">S</text:span><text:span text:style-name="T8">teuererung- und </text:span><text:span text:style-name="T12">R</text:span><text:span text:style-name="T8">egelungs</text:span><text:span text:style-name="T12">t</text:span><text:span text:style-name="T8">echnik</text:span><text:span text:style-name="T9">).</text:span></text:p>
      <text:p text:style-name="P7">Experiment #1: <text:span text:style-name="T21">Raspberry Pi – MSRT</text:span></text:p>
      <text:p text:style-name="P8">Ein <text:span text:style-name="T22">sich stetig erhitzender</text:span> Kühlkörper soll mithilfe eines Lüfters gekühlt werden. <text:s/>Die Temperatur<text:span text:style-name="T17">einstellung</text:span> wird mithilfe eines Webservers am Raspberry Pi realiesiert. Der Kühlkörper selbst wird mithilfe einer <text:span text:style-name="T17">Transistor</text:span> Basis-Emitter-Strecke aufgeheitzt. Die Temperatur des Kühlkörpers soll mithilfe eines Sensors gemessen und in eine Datenbank gespeichert werden, um diese nachher Graphisch darzustellen. <text:line-break/>Die Steuerung des Lüfters geschieht mithilfe von einer softwareimplementeierten Variante von PWM, dazu wird <text:span text:style-name="T17">Real Time </text:span>Linux verwendet. </text:p>
      <text:p text:style-name="P8"/>
      <text:p text:style-name="P5">Die Projektausarbeitung soll beinhalten </text:p>
      <text:p text:style-name="P9"><text:span text:style-name="T7">1) Deckblatt<text:line-break/></text:span>2) Inhaltsverzeichnis<text:line-break/>3) Aufgabenstellung<text:line-break/><text:span text:style-name="T17">4) Gesammtstromlaufplan<text:line-break/>5) Dokumentierte(s) Programm(e)</text:span></text:p>
      <text:p text:style-name="P9"><text:span text:style-name="T17"/></text:p>
      <text:p text:style-name="P13"><text:span text:style-name="T17">Blockschaltbild </text:span><text:span text:style-name="T22">der HW</text:span><text:span text:style-name="T17">: <text:s/></text:span></text:p>
      <text:p text:style-name="P9"><draw:g text:anchor-type="paragraph" draw:z-index="0" draw:style-name="gr1"><draw:custom-shape draw:style-name="gr2" draw:text-style-name="P15" svg:width="5.7cm" svg:height="1.999cm" svg:x="5.099cm" svg:y="0.212cm"><text:p text:style-name="P14"><text:span text:style-name="T23">Temperatursens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2.102cm" svg:height="1.999cm" svg:x="11.098cm" svg:y="0.212cm"><text:p text:style-name="P14"><text:span text:style-name="T23">ADW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15" svg:width="2.102cm" svg:height="2.001cm" svg:x="13.499cm" svg:y="2.911cm"><text:p text:style-name="P14"><text:span text:style-name="T23">GP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5" svg:width="5.7cm" svg:height="1.999cm" svg:x="5.099cm" svg:y="2.812cm"><text:p text:style-name="P14"><text:span text:style-name="T23">Lü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15" svg:width="2.601cm" svg:height="4.7cm" svg:x="15.9cm" svg:y="0.212cm"><text:p text:style-name="P14"><text:span text:style-name="T23">RP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15" svg:width="4.8cm" svg:height="4.599cm" svg:x="0cm" svg:y="0.212cm"><text:p text:style-name="P14"><text:span text:style-name="T23">Heizschaltung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" draw:text-style-name="P15" svg:width="5.7cm" svg:height="1.999cm" svg:x="5.099cm" svg:y="2.812cm"><text:p text:style-name="P14"><text:span text:style-name="T23">Lü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9" draw:text-style-name="P15" svg:width="2.102cm" svg:height="1.999cm" svg:x="13.499cm" svg:y="0.212cm"><text:p text:style-name="P14"><text:span text:style-name="T23">GPIO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0" draw:text-style-name="P15" svg:x1="10.799cm" svg:y1="1.211cm" svg:x2="11.099cm" svg:y2="1.211cm"><text:p/></draw:line><draw:line draw:style-name="gr11" draw:text-style-name="P15" svg:x1="13.199cm" svg:y1="1.211cm" svg:x2="13.499cm" svg:y2="1.211cm"><text:p/></draw:line><draw:line draw:style-name="gr12" draw:text-style-name="P15" svg:x1="10.799cm" svg:y1="3.811cm" svg:x2="13.499cm" svg:y2="3.811cm"><text:p/></draw:line><draw:line draw:style-name="gr13" draw:text-style-name="P15" svg:x1="15.599cm" svg:y1="1.211cm" svg:x2="15.899cm" svg:y2="1.211cm"><text:p/></draw:line><draw:line draw:style-name="gr14" draw:text-style-name="P15" svg:x1="15.599cm" svg:y1="3.911cm" svg:x2="15.899cm" svg:y2="3.911cm"><text:p/></draw:line></draw:g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19">Folgep</text:span><text:span text:style-name="T18">rojekte:</text:span></text:p>
      <text:list xml:id="list516762579" text:style-name="L2">
        <text:list-item>
          <text:p text:style-name="P11"><text:span text:style-name="T16">Experiment #2: </text:span><text:span text:style-name="T15">Raspberry Pi – uController Schnittstelle:</text:span><text:span text:style-name="T13"><text:line-break/>Schnittstelle um verschiedene uController (Atmega, Arduino) für das Raspberry Pi bereitzustellen und mithilfe von ISP programmiert werden<text:line-break/></text:span><text:span text:style-name="T15">Baut auf #1 auf (ISP, SPI Schnittstelle);<text:line-break/>Mehrwert:<text:tab/>Wiederverwendbarkeit </text:span><text:span text:style-name="T16">für andere Projekte</text:span><text:span text:style-name="T15">;</text:span></text:p>
        </text:list-item>
        <text:list-item>
          <text:p text:style-name="P12"><text:span text:style-name="T16">Experiment </text:span><text:span text:style-name="T14">#3: </text:span><text:span text:style-name="T13">Raspberry Pi – Kommunikation:<text:line-break/>Tic-Tac-Toe das über verschiedenen Schnittstellen <text:line-break/>(SPI, I2C, Bluetooth, WLAN, Ethernet, USB) gespielt werden kann. <text:line-break/></text:span><text:span text:style-name="T15">Baut auf #1 und #2 auf (Schnittstellen);<text:line-break/>Mehrwert: <text:tab/>Umfangreiches Schnittstellenwissen;</text:span></text:p>
        </text:list-item>
        <text:list-item>
          <text:p text:style-name="P12"><text:span text:style-name="T16">Experiment </text:span><text:span text:style-name="T14">#4: </text:span><text:span text:style-name="T13">Raspberry Pi – Media<text:line-break/>Webradio und Mediaserver mit Raspberry Pi.<text:line-break/></text:span><text:span text:style-name="T16">Baut auf #3 und #1 auf (Webserver);</text:span><text:span text:style-name="T13"><text:line-break/></text:span><text:span text:style-name="T14">S</text:span><text:span text:style-name="T16">chwerpunk</text:span><text:span text:style-name="T15">: <text:tab/></text:span><text:span text:style-name="T16">Arbeiten mit Audio-,Video- und Bildinhalten;<text:line-break/> <text:tab/><text:tab/>Arbeiten mit dem Netzwerkstreaming;</text:span></text:p>
        </text:list-item>
      </text:list>
      <text:p text:style-name="P10"><text:span text:style-name="T13"/>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fo:font-style="italic" style:font-style-asian="italic" style:font-style-complex="italic"/>
    </style:style>
    <style:style style:name="MT1" style:family="text">
      <style:text-properties fo:color="#494949" style:font-name="TimesNewRomanPS" fo:font-size="12pt" officeooo:rsid="001f4676"/>
    </style:style>
    <style:style style:name="MT2" style:family="text">
      <style:text-properties fo:color="#494949" style:font-name="TimesNewRomanPS" fo:font-size="12pt" officeooo:rsid="001c7cab"/>
    </style:style>
    <style:style style:name="MT3" style:family="text">
      <style:text-properties fo:color="#494949" style:font-name="TimesNewRomanPS" fo:font-size="12pt"/>
    </style:style>
    <style:style style:name="MT4" style:family="text">
      <style:text-properties officeooo:rsid="001c7cab"/>
    </style:style>
    <style:style style:name="MT5" style:family="text">
      <style:text-properties fo:color="#808080"/>
    </style:style>
    <style:style style:name="MT6" style:family="text">
      <style:text-properties fo:color="#808080" officeooo:rsid="001cb89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</text:span><text:span text:style-name="MT2">.</text:span><text:span text:style-name="MT3"> FTKL-Projekt – HN</text:span><text:span text:style-name="MT2">5</text:span><text:span text:style-name="MT3">A </text:span><text:tab/><text:span text:style-name="MT4">RaspberryPi – MSRT <text:tab/></text:span>Seite <text:page-number text:select-page="current">2</text:page-number></text:p>
      </style:header>
      <style:footer>
        <text:p text:style-name="Footer"><text:tab/><text:span text:style-name="MT5">Fabian Hofmann<text:tab/>V1.</text:span><text:span text:style-name="MT6">0</text:span><text:span text:style-name="MT5"> (</text:span><text:span text:style-name="MT6">Sep</text:span><text:span text:style-name="MT5"> 12)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 Hofmann</meta:initial-creator>
    <meta:creation-date>2012-06-12T23:46:17</meta:creation-date>
    <dc:date>2012-09-12T19:42:43</dc:date>
    <meta:editing-duration>PT16H45M52S</meta:editing-duration>
    <meta:editing-cycles>22</meta:editing-cycles>
    <meta:generator>LibreOffice/3.6$MacOSX_x86 LibreOffice_project/932b512-69e3009-7a10e5c-fc86223-a55908</meta:generator>
    <meta:document-statistic meta:table-count="0" meta:image-count="0" meta:object-count="0" meta:page-count="2" meta:paragraph-count="15" meta:word-count="245" meta:character-count="1917" meta:non-whitespace-character-count="1668"/>
  </office:meta>
</office:document-meta>
</file>